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宋体1" svg:font-family="宋体"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font-size-complex="10.5pt"/>
    </style:style>
    <style:style style:name="P3" style:family="paragraph" style:parent-style-name="Standard">
      <style:paragraph-properties fo:text-align="start" style:justify-single-word="false"/>
      <style:text-properties style:font-name="Times New Roman" style:font-name-complex="Times New Roman1" style:font-size-complex="10.5pt"/>
    </style:style>
    <style:style style:name="P4" style:family="paragraph" style:parent-style-name="Standard">
      <style:paragraph-properties fo:margin-left="0cm" fo:margin-right="0cm" fo:text-align="start" style:justify-single-word="false" fo:text-indent="0.499cm" style:auto-text-indent="false"/>
      <style:text-properties style:font-name="Times New Roman" style:font-name-complex="Times New Roman1" style:font-size-complex="10.5pt"/>
    </style:style>
    <style:style style:name="P5" style:family="paragraph" style:parent-style-name="Standard" style:master-page-name="Standard">
      <style:paragraph-properties style:line-height-at-least="0.423cm" fo:text-align="center" style:justify-single-word="false" style:page-number="auto"/>
      <style:text-properties style:font-name="Times New Roman" fo:font-size="12pt" fo:font-weight="bold" style:font-size-asian="12pt" style:font-weight-asian="bold" style:font-name-complex="Times New Roman1" style:font-size-complex="12pt"/>
    </style:style>
    <style:style style:name="P6" style:family="paragraph" style:parent-style-name="Standard">
      <style:paragraph-properties fo:margin-top="0.275cm" fo:margin-bottom="0.275cm" style:contextual-spacing="false" fo:text-align="center" style:justify-single-word="false"/>
      <style:text-properties style:font-name="Times New Roman" style:font-name-complex="Times New Roman1" style:font-size-complex="10.5pt"/>
    </style:style>
    <style:style style:name="P7" style:family="paragraph" style:parent-style-name="Standard">
      <style:paragraph-properties fo:margin-left="0cm" fo:margin-right="0cm" fo:text-align="start" style:justify-single-word="false" fo:text-indent="0.499cm" style:auto-text-indent="false"/>
      <style:text-properties style:font-name="Times New Roman" style:font-name-complex="Times New Roman1" style:font-size-complex="10.5pt"/>
    </style:style>
    <style:style style:name="P8" style:family="paragraph" style:parent-style-name="Standard">
      <style:paragraph-properties fo:margin-left="0cm" fo:margin-right="0cm" fo:text-align="start" style:justify-single-word="false" fo:text-indent="0.499cm" style:auto-text-indent="false"/>
      <style:text-properties style:font-name="Times New Roman" officeooo:paragraph-rsid="0022abfc" style:font-name-complex="Times New Roman1" style:font-size-complex="10.5pt"/>
    </style:style>
    <style:style style:name="P9" style:family="paragraph" style:parent-style-name="Standard">
      <style:paragraph-properties fo:margin-left="0cm" fo:margin-right="0cm" fo:text-align="start" style:justify-single-word="false" fo:text-indent="0.499cm" style:auto-text-indent="false"/>
      <style:text-properties style:font-name="Times New Roman" officeooo:paragraph-rsid="00237256" style:font-name-complex="Times New Roman1" style:font-size-complex="10.5pt"/>
    </style:style>
    <style:style style:name="P10" style:family="paragraph" style:parent-style-name="Standard">
      <style:paragraph-properties fo:text-align="start" style:justify-single-word="false"/>
      <style:text-properties style:font-name="Times New Roman" fo:font-weight="bold" style:font-weight-asian="bold" style:font-name-complex="Times New Roman1" style:font-size-complex="10.5pt"/>
    </style:style>
    <style:style style:name="P11" style:family="paragraph" style:parent-style-name="Standard">
      <style:paragraph-properties fo:text-align="start" style:justify-single-word="false"/>
      <style:text-properties style:font-name="Times New Roman" style:font-name-complex="Times New Roman1" style:font-size-complex="10.5pt"/>
    </style:style>
    <style:style style:name="P12" style:family="paragraph">
      <style:paragraph-properties fo:text-align="center"/>
    </style:style>
    <style:style style:name="T1" style:family="text">
      <style:text-properties style:font-name="Times New Roman" style:font-name-complex="Times New Roman1" style:font-size-complex="10.5pt"/>
    </style:style>
    <style:style style:name="T2" style:family="text">
      <style:text-properties style:font-name="Times New Roman" fo:font-weight="bold" style:font-weight-asian="bold" style:font-name-complex="Times New Roman1" style:font-size-complex="10.5pt"/>
    </style:style>
    <style:style style:name="T3" style:family="text">
      <style:text-properties officeooo:rsid="00206115"/>
    </style:style>
    <style:style style:name="T4" style:family="text">
      <style:text-properties officeooo:rsid="0022175f"/>
    </style:style>
    <style:style style:name="T5" style:family="text">
      <style:text-properties officeooo:rsid="0022abfc"/>
    </style:style>
    <style:style style:name="T6" style:family="text">
      <style:text-properties fo:font-weight="bold" style:font-weight-asian="bold"/>
    </style:style>
    <style:style style:name="T7" style:family="text">
      <style:text-properties officeooo:rsid="00237256"/>
    </style:style>
    <style:style style:name="T8" style:family="text">
      <style:text-properties fo:font-size="10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solid" svg:stroke-width="0.035cm" svg:stroke-color="#ed7d31" draw:stroke-linejoin="round" draw:fill="solid" draw:fill-color="#ffffff" draw:textarea-horizontal-align="center" draw:textarea-vertical-align="middle" fo:padding-top="0.127cm" fo:padding-bottom="0.127cm" fo:padding-left="0.254cm" fo:padding-right="0.254cm" style:run-through="background"/>
    </style:style>
    <style:style style:name="gr4" style:family="graphic">
      <style:graphic-properties draw:stroke="solid" svg:stroke-width="0.035cm" svg:stroke-color="#a5a5a5" draw:stroke-linejoin="round" draw:fill="solid" draw:fill-color="#ffffff" draw:textarea-horizontal-align="center" draw:textarea-vertical-align="middle" fo:padding-top="0.127cm" fo:padding-bottom="0.127cm" fo:padding-left="0.254cm" fo:padding-right="0.254cm" style:run-through="background"/>
    </style:style>
    <style:style style:name="gr5" style:family="graphic">
      <style:graphic-properties draw:stroke="solid" svg:stroke-width="0cm" svg:stroke-color="#d8d8d8" draw:stroke-linejoin="miter" draw:fill="solid" draw:fill-color="#ffffff" draw:textarea-vertical-align="top" fo:min-height="0.55cm" fo:min-width="13.018cm" fo:padding-top="0cm" fo:padding-bottom="0cm" fo:padding-left="0cm" fo:padding-right="0cm" style:run-through="back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dexing Larger Spatial Data using Hadoop, a closer look at spatialhadoop and its complementary QuadTree implementation</text:p>
      <text:p text:style-name="P6">Donghan Miao</text:p>
      <text:p text:style-name="P1"><text:span text:style-name="T2">Building Index</text:span><text:span text:style-name="T1"> </text:span></text:p>
      <text:p text:style-name="P4"><text:span text:style-name="T3">In general</text:span>, database storage consists of persisted index structure and data storage, but neither part should infinitely scale up. In big data environment, we leverage the advantage of distribution and parallelism to achieve scalability.</text:p>
      <text:p text:style-name="P4">Indexing process partitions large data set into even-sized data chunks (the number of chunks is determined by the volume of spatial dataset). Each data chunk is a small but fully-fledged database storage. </text:p>
      <text:p text:style-name="P2"><draw:g text:anchor-type="char" draw:z-index="0" draw:name="组 11" draw:style-name="gr1"><draw:g draw:name="组 8" draw:style-name="gr2"><draw:rect draw:name="矩形 9" draw:style-name="gr3" draw:text-style-name="P12" svg:width="11.067cm" svg:height="0.729cm" svg:x="2.586cm" svg:y="0.273cm"><text:p text:style-name="P12"><text:span text:style-name="T8">Data Block</text:span></text:p></draw:rect><draw:rect draw:name="矩形 10" draw:style-name="gr4" draw:text-style-name="P12" svg:width="1.906cm" svg:height="0.729cm" svg:x="0.635cm" svg:y="0.273cm"><text:p text:style-name="P12"><text:span text:style-name="T8">Index</text:span></text:p></draw:rect></draw:g><draw:custom-shape draw:name="文本框 1" draw:style-name="gr5" draw:text-style-name="P12" svg:width="13.018cm" svg:height="0.551cm" svg:x="0.635cm" svg:y="1.056cm"><text:p text:style-name="P12">One data chunk, size limit 64MB</text:p><draw:enhanced-geometry svg:viewBox="0 0 21600 21600" draw:type="mso-spt202" draw:enhanced-path="M 0 0 L 21600 0 21600 21600 0 21600 0 0 Z N"/></draw:custom-shape></draw:g></text:p>
      <text:p text:style-name="P2"/>
      <text:p text:style-name="P2"/>
      <text:p text:style-name="P4">By default, the block size of Hadoop distributed file system (HDFS for short hereafter) is 64MB. Therefore our default chunks should be close to but no larger than that size, <text:span text:style-name="T4">in order </text:span>to guarantee i/o efficiency.</text:p>
      <text:p text:style-name="P3"/>
      <text:p text:style-name="P3"><text:span text:style-name="T6">Partitioning</text:span></text:p>
      <text:p text:style-name="P8">In our case, input data are formatted texts where each line <text:span text:style-name="T4">represents</text:span> a polygon object. Mapper input takes &lt;line number, line text string&gt; as key-value <text:span text:style-name="T4">pairs</text:span>. Mapreduce framework will split the files into smaller <text:span text:style-name="T4">splits</text:span> before submitting them to mappers. Multiple mappers will work in parallel to process the input splits. The level of parallelism is determined by the volume of data set <text:span text:style-name="T5">or can be customized by the user</text:span>. </text:p>
      <text:p text:style-name="P8">Mappers convert the text string into a spatial object and emits &lt;mapper<text:span text:style-name="T4">Instance</text:span>ID, object&gt; pairs for reducers. <text:span text:style-name="T5">The emitted</text:span> key-value pairs <text:span text:style-name="T4">which </text:span>share the same key will be sent to same reducer, <text:span text:style-name="T5">and the r</text:span>educer will collect an appropriate number of objects <text:span text:style-name="T4">(a number adjusted to make data chunk close to 64MB)</text:span> and build spatial index for them. Upon finishing index building, the index and raw data will be combined as a single data chunk and emit as &lt;id, chunk&gt; <text:span text:style-name="T4">as a single binary file </text:span>to the file system.</text:p>
      <text:p text:style-name="P4"/>
      <text:p text:style-name="P10">Executing a Query</text:p>
      <text:p text:style-name="P9">Executing a <text:span text:style-name="T7">range </text:span>query is also a <text:span text:style-name="T7">M</text:span>apreduce job, where input is <text:span text:style-name="T7">a number of data chunks built from </text:span>the first <text:span text:style-name="T7">M</text:span>apreduce job. In each mapper, <text:span text:style-name="T7">a</text:span> customized input format reader was defined to load the data chunks into <text:span text:style-name="T7">memory, where their original data structure are restored –</text:span> t<text:span text:style-name="T7">he first section of file restored as </text:span>index structures, and <text:span text:style-name="T7">the second section of file are simply loaded into a large byte array.</text:span> </text:p>
      <text:p text:style-name="P9"><text:span text:style-name="T7">Q</text:span>uery was <text:span text:style-name="T7">also</text:span> executed <text:span text:style-name="T7">in the mapper phase,</text:span> index structure <text:span text:style-name="T7">returns a set of object ids (id is a combination of file position and length) for any given range search. According to the object ids, the real content of the object will be retrieved from the byte array. </text:span></text:p>
      <text:p text:style-name="P9"><text:span text:style-name="T7">After that, a set of queried spatial objects are</text:span> sent to reducer with key being the queryID, value being the spatial object. In this way, results belong to the same query will be aggregated in the same reduc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宋体1" svg:font-family="宋体"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ejaVu Sans"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Calibri" fo:font-size="10.5pt" fo:language="en" fo:country="US" style:letter-kerning="true" style:font-name-asian="DejaVu Sans"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top="0.6cm" fo:margin-bottom="0.582cm" style:contextual-spacing="false" fo:line-height="240%" fo:keep-together="always" fo:keep-with-next="always"/>
      <style:text-properties fo:font-size="22pt" fo:font-weight="bold" style:letter-kerning="true" style:font-size-asian="22pt" style:font-weight-asian="bold" style:font-size-complex="22pt" style:font-weight-complex="bold"/>
    </style:style>
    <style:style style:name="Normal_20__28_Web_29_" style:display-name="Normal (Web)" style:family="paragraph" style:parent-style-name="Standard" style:default-outline-level="">
      <style:paragraph-properties fo:margin-top="0.494cm" fo:margin-bottom="0.494cm" style:contextual-spacing="false" fo:text-align="start" style:justify-single-word="false" fo:orphans="2" fo:widows="2"/>
      <style:text-properties style:font-name="宋体" fo:font-family="宋体" style:font-family-generic="roman" style:font-pitch="variable" fo:font-size="12pt" style:letter-kerning="false" style:font-name-asian="宋体1" style:font-family-asian="宋体" style:font-family-generic-asian="system" style:font-pitch-asian="variable" style:font-size-asian="12pt" style:font-name-complex="宋体1" style:font-family-complex="宋体" style:font-family-generic-complex="system" style:font-pitch-complex="variable" style:font-size-complex="12pt"/>
    </style:style>
    <style:style style:name="caption" style:family="paragraph" style:parent-style-name="Standard" style:default-outline-level="">
      <style:text-properties style:font-name="Calibri Light" fo:font-family="'Calibri Light'" style:font-family-generic="roman" style:font-pitch="variable" fo:font-size="10pt" style:font-name-asian="宋体1" style:font-family-asian="宋体" style:font-family-generic-asian="system" style:font-pitch-asian="variable" style:font-size-asian="10pt" style:font-name-complex="DejaVu Sans" style:font-family-complex="'DejaVu Sans'" style:font-family-generic-complex="system" style:font-pitch-complex="variable" style:font-size-complex="10pt"/>
    </style:style>
    <style:style style:name="Default_20_Paragraph_20_Font" style:display-name="Default Paragraph Font" style:family="text"/>
    <style:style style:name="标题_20_1_20_Char" style:display-name="标题 1 Char" style:family="text" style:parent-style-name="Default_20_Paragraph_20_Font">
      <style:text-properties fo:font-size="22pt" fo:font-weight="bold" style:letter-kerning="true" style:font-size-asian="22pt" style:font-weight-asian="bold" style:font-size-complex="22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423cm" style:layout-grid-ruby-height="0.127cm" style:layout-grid-mode="li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nghan Miao</meta:initial-creator>
    <meta:editing-cycles>51</meta:editing-cycles>
    <meta:creation-date>2014-02-17T23:44:00</meta:creation-date>
    <dc:date>2014-02-19T21:22:31.088791389</dc:date>
    <meta:editing-duration>PT33M6S</meta:editing-duration>
    <meta:generator>LibreOffice/4.1.3.2$Linux_X86_64 LibreOffice_project/410m0$Build-2</meta:generator>
    <meta:document-statistic meta:table-count="0" meta:image-count="0" meta:object-count="0" meta:page-count="1" meta:paragraph-count="13" meta:word-count="440" meta:character-count="2634" meta:non-whitespace-character-count="22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